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ug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kliment/designs/workshoptoolset/plugboard/plugboard.s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 12 Jul 2019 19:03:24 C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-f72e74a~84~ubuntu18.04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number-columns-repeated="2" office:value-type="string" calcext:value-type="string">
            <text:p>Vend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ea</text:p>
          </table:table-cell>
          <table:table-cell office:value-type="string" calcext:value-type="string">
            <text:p>C/boar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vail.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1, C4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P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713</text:p>
          </table:table-cell>
          <table:table-cell office:value-type="float" office:value="0.0048" calcext:value-type="float">
            <text:p>0.0048</text:p>
          </table:table-cell>
          <table:table-cell table:formula="of:=[.L7]*[.B7]" office:value-type="float" office:value="0.0144" calcext:value-type="float">
            <text:p>0.0144</text:p>
          </table:table-cell>
          <table:table-cell/>
          <table:table-cell office:value-type="float" office:value="1845550" calcext:value-type="float">
            <text:p>1845550</text:p>
          </table:table-cell>
          <table:table-cell office:value-type="string" calcext:value-type="string">
            <text:p><text:a xlink:href="https://lcsc.com/product-detail/Multilayer-Ceramic-Capacitors-MLCC-SMD-SMT_SAMSUNG_CL10A106MP8NNNC_10uF-106-20-10V_C85713.html" xlink:type="simple">https://lcsc.com/product-detail/Multilayer-Ceramic-Capacitors-MLCC-SMD-SMT_SAMSUNG_CL10A106MP8NNNC_10uF-106-20-10V_C85713.html</text:a></text:p>
          </table:table-cell>
        </table:table-row>
        <table:table-row table:style-name="ro2">
          <table:table-cell office:value-type="string" calcext:value-type="string">
            <text:p>C2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1C475KE11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7045</text:p>
          </table:table-cell>
          <table:table-cell office:value-type="float" office:value="0.0107" calcext:value-type="float">
            <text:p>0.0107</text:p>
          </table:table-cell>
          <table:table-cell table:formula="of:=[.L8]*[.B8]" office:value-type="float" office:value="0.0214" calcext:value-type="float">
            <text:p>0.0214</text:p>
          </table:table-cell>
          <table:table-cell/>
          <table:table-cell office:value-type="float" office:value="300700" calcext:value-type="float">
            <text:p>300700</text:p>
          </table:table-cell>
          <table:table-cell office:value-type="string" calcext:value-type="string">
            <text:p><text:a xlink:href="https://lcsc.com/product-detail/Multilayer-Ceramic-Capacitors-MLCC-SMD-SMT_muRata_GRM188R61C475KE11D_4-7uF-475-10-16V_C77045.html" xlink:type="simple">https://lcsc.com/product-detail/Multilayer-Ceramic-Capacitors-MLCC-SMD-SMT_muRata_GRM188R61C475KE11D_4-7uF-475-10-16V_C77045.html</text:a></text:p>
          </table:table-cell>
        </table:table-row>
        <table:table-row table:style-name="ro2">
          <table:table-cell office:value-type="string" calcext:value-type="string">
            <text:p>C3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angdong Fenghua Advanced Tech</text:p>
          </table:table-cell>
          <table:table-cell office:value-type="string" calcext:value-type="string">
            <text:p>0603B104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926</text:p>
          </table:table-cell>
          <table:table-cell office:value-type="float" office:value="0.001" calcext:value-type="float">
            <text:p>0.001</text:p>
          </table:table-cell>
          <table:table-cell table:formula="of:=[.L9]*[.B9]" office:value-type="float" office:value="0.002" calcext:value-type="float">
            <text:p>0.002</text:p>
          </table:table-cell>
          <table:table-cell/>
          <table:table-cell office:value-type="float" office:value="5611200" calcext:value-type="float">
            <text:p>5611200</text:p>
          </table:table-cell>
          <table:table-cell office:value-type="string" calcext:value-type="string">
            <text:p><text:a xlink:href="https://lcsc.com/product-detail/Multilayer-Ceramic-Capacitors-MLCC-SMD-SMT_100nF-104-10-50V_C30926.html" xlink:type="simple">https://lcsc.com/product-detail/Multilayer-Ceramic-Capacitors-MLCC-SMD-SMT_100nF-104-10-50V_C30926.html</text:a></text:p>
          </table:table-cell>
        </table:table-row>
        <table:table-row table:style-name="ro2">
          <table:table-cell office:value-type="string" calcext:value-type="string">
            <text:p>D1, D2, D3, D4, D5, D6, D7, D8,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ED_Dual_2pi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Dual LED, bidirection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295KGKRK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4568</text:p>
          </table:table-cell>
          <table:table-cell office:value-type="float" office:value="0.0319" calcext:value-type="float">
            <text:p>0.0319</text:p>
          </table:table-cell>
          <table:table-cell table:formula="of:=[.L10]*[.B10]" office:value-type="float" office:value="0.2552" calcext:value-type="float">
            <text:p>0.2552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<text:a xlink:href="https://lcsc.com/product-detail/Others_Lite-On-LTST-C295KGKRKT_C364568.html" xlink:type="simple">https://lcsc.com/product-detail/Others_Lite-On-LTST-C295KGKRKT_C364568.html</text:a></text:p>
          </table:table-cell>
        </table:table-row>
        <table:table-row table:style-name="ro2">
          <table:table-cell office:value-type="string" calcext:value-type="string">
            <text:p>J1, J2, J3, J4, J5, J6, J7, J8,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onn_01x05_Male</text:p>
          </table:table-cell>
          <table:table-cell office:value-type="string" calcext:value-type="string">
            <text:p>Connector_Phoenix_MC:PhoenixContact_MCV_1,5_5-G-3.81_1x05_P3.81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WJ15EDGVC-3.81-5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391</text:p>
          </table:table-cell>
          <table:table-cell office:value-type="float" office:value="0.0521" calcext:value-type="float">
            <text:p>0.0521</text:p>
          </table:table-cell>
          <table:table-cell table:formula="of:=[.L11]*[.B11]" office:value-type="float" office:value="0.4168" calcext:value-type="float">
            <text:p>0.4168</text:p>
          </table:table-cell>
          <table:table-cell/>
          <table:table-cell office:value-type="float" office:value="8970" calcext:value-type="float">
            <text:p>8970</text:p>
          </table:table-cell>
          <table:table-cell office:value-type="string" calcext:value-type="string">
            <text:p><text:a xlink:href="https://lcsc.com/product-detail/Pluggable-System-Terminal-Block_Ningbo-Kangnex-Elec-WJ15EDGVC-3-81-5P_C8391.html" xlink:type="simple">https://lcsc.com/product-detail/Pluggable-System-Terminal-Block_Ningbo-Kangnex-Elec-WJ15EDGVC-3-81-5P_C8391.html</text:a></text:p>
          </table:table-cell>
        </table:table-row>
        <table:table-row table:style-name="ro2">
          <table:table-cell office:value-type="string" calcext:value-type="string">
            <text:p>J9, J10, J11, J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3_Female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om Precision Ele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243</text:p>
          </table:table-cell>
          <table:table-cell office:value-type="float" office:value="0.0318" calcext:value-type="float">
            <text:p>0.0318</text:p>
          </table:table-cell>
          <table:table-cell table:formula="of:=[.L12]*[.B12]" office:value-type="float" office:value="0.1272" calcext:value-type="float">
            <text:p>0.1272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string" calcext:value-type="string">
            <text:p><text:a xlink:href="https://lcsc.com/product-detail/Pin-Header-Female-Header_Boom-Precision-Elec-2-54-1-3PFemale-header_C146243.html" xlink:type="simple">https://lcsc.com/product-detail/Pin-Header-Female-Header_Boom-Precision-Elec-2-54-1-3PFemale-header_C146243.html</text:a></text:p>
          </table:table-cell>
        </table:table-row>
        <table:table-row table:style-name="ro2">
          <table:table-cell office:value-type="string" calcext:value-type="string">
            <text:p>J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Connector_Phoenix_MC_HighVoltage:PhoenixContact_MCV_1,5_2-G-5.08_1x02_P5.08mm_Vertic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BO</text:p>
          </table:table-cell>
          <table:table-cell office:value-type="string" calcext:value-type="string">
            <text:p>DB301V-5.0-2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5882</text:p>
          </table:table-cell>
          <table:table-cell office:value-type="float" office:value="0.0611" calcext:value-type="float">
            <text:p>0.0611</text:p>
          </table:table-cell>
          <table:table-cell table:formula="of:=[.L13]*[.B13]" office:value-type="float" office:value="0.0611" calcext:value-type="float">
            <text:p>0.0611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lcsc.com/product-detail/Screw-terminal_DIBO-DB301V-5-0-2P_C395882.html" xlink:type="simple">https://lcsc.com/product-detail/Screw-terminal_DIBO-DB301V-5-0-2P_C395882.html</text:a></text:p>
          </table:table-cell>
        </table:table-row>
        <table:table-row table:style-name="ro2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Fe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AUC</text:p>
          </table:table-cell>
          <table:table-cell office:value-type="string" calcext:value-type="string">
            <text:p>2685Y-104CNG1SNA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50310</text:p>
          </table:table-cell>
          <table:table-cell office:value-type="float" office:value="0.0514" calcext:value-type="float">
            <text:p>0.0514</text:p>
          </table:table-cell>
          <table:table-cell table:formula="of:=[.L14]*[.B14]" office:value-type="float" office:value="0.0514" calcext:value-type="float">
            <text:p>0.0514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string" calcext:value-type="string">
            <text:p><text:a xlink:href="https://lcsc.com/product-detail/Others_2685Y-104CNG1SNA01_C350310.html" xlink:type="simple">https://lcsc.com/product-detail/Others_2685Y-104CNG1SNA01_C350310.html</text:a></text:p>
          </table:table-cell>
        </table:table-row>
        <table:table-row table:style-name="ro2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om Precision Ele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0877</text:p>
          </table:table-cell>
          <table:table-cell office:value-type="float" office:value="0.0515" calcext:value-type="float">
            <text:p>0.0515</text:p>
          </table:table-cell>
          <table:table-cell table:formula="of:=[.L15]*[.B15]" office:value-type="float" office:value="0.0515" calcext:value-type="float">
            <text:p>0.0515</text:p>
          </table:table-cell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<text:a xlink:href="https://lcsc.com/product-detail/Pin-Header-Female-Header_Boom-Precision-Elec-Female-header-1-6p_C40877.html" xlink:type="simple">https://lcsc.com/product-detail/Pin-Header-Female-Header_Boom-Precision-Elec-Female-header-1-6p_C40877.html</text:a></text:p>
          </table:table-cell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ITEC</text:p>
          </table:table-cell>
          <table:table-cell office:value-type="string" calcext:value-type="string">
            <text:p>AHP201610AF-1R0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3906</text:p>
          </table:table-cell>
          <table:table-cell office:value-type="float" office:value="0.0404" calcext:value-type="float">
            <text:p>0.0404</text:p>
          </table:table-cell>
          <table:table-cell table:formula="of:=[.L16]*[.B16]" office:value-type="float" office:value="0.0404" calcext:value-type="float">
            <text:p>0.040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lcsc.com/product-detail/Power-Inductors_TAITEC-AHP201610AF-1R0M_C133906.html" xlink:type="simple">https://lcsc.com/product-detail/Power-Inductors_TAITEC-AHP201610AF-1R0M_C133906.html</text:a></text:p>
          </table:table-cell>
        </table:table-row>
        <table:table-row table:style-name="ro2">
          <table:table-cell office:value-type="string" calcext:value-type="string">
            <text:p>L2, L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ITEC</text:p>
          </table:table-cell>
          <table:table-cell office:value-type="string" calcext:value-type="string">
            <text:p>DFP201610TF-4R7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3898</text:p>
          </table:table-cell>
          <table:table-cell office:value-type="float" office:value="0.0318" calcext:value-type="float">
            <text:p>0.0318</text:p>
          </table:table-cell>
          <table:table-cell table:formula="of:=[.L17]*[.B17]" office:value-type="float" office:value="0.0636" calcext:value-type="float">
            <text:p>0.0636</text:p>
          </table:table-cell>
          <table:table-cell/>
          <table:table-cell office:value-type="float" office:value="5930" calcext:value-type="float">
            <text:p>5930</text:p>
          </table:table-cell>
          <table:table-cell office:value-type="string" calcext:value-type="string">
            <text:p><text:a xlink:href="https://lcsc.com/product-detail/Power-Inductors_TAITEC-DFP201610TF-4R7M_C133898.html" xlink:type="simple">https://lcsc.com/product-detail/Power-Inductors_TAITEC-DFP201610TF-4R7M_C133898.html</text:a></text:p>
          </table:table-cell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606BA</text:p>
          </table:table-cell>
          <table:table-cell office:value-type="string" calcext:value-type="string">
            <text:p>CSD19537Q3</text:p>
          </table:table-cell>
          <table:table-cell office:value-type="string" calcext:value-type="string">
            <text:p>Package_SON:VSON-8_3.3x3.3mm_P0.65mm_NexFET</text:p>
          </table:table-cell>
          <table:table-cell office:value-type="string" calcext:value-type="string">
            <text:p>50A Id, 100V Vds, NexFET N-Channel Power MOSFET, 13mOhm Ron, Qg Typ 16.0nC, VSON8 3.3x3.3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-NIK</text:p>
          </table:table-cell>
          <table:table-cell office:value-type="string" calcext:value-type="string">
            <text:p>PE606B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331</text:p>
          </table:table-cell>
          <table:table-cell office:value-type="float" office:value="0.01" calcext:value-type="float">
            <text:p>0.01</text:p>
          </table:table-cell>
          <table:table-cell table:formula="of:=[.L18]*[.B18]" office:value-type="float" office:value="0.01" calcext:value-type="float">
            <text:p>0.01</text:p>
          </table:table-cell>
          <table:table-cell/>
          <table:table-cell office:value-type="float" office:value="4815" calcext:value-type="float">
            <text:p>4815</text:p>
          </table:table-cell>
          <table:table-cell office:value-type="string" calcext:value-type="string">
            <text:p><text:a xlink:href="https://lcsc.com/product-detail/MOSFET_U-NIK-PE606BA_C261331.html" xlink:type="simple">https://lcsc.com/product-detail/MOSFET_U-NIK-PE606BA_C261331.html</text:a></text:p>
          </table:table-cell>
        </table:table-row>
        <table:table-row table:style-name="ro2">
          <table:table-cell office:value-type="string" calcext:value-type="string">
            <text:p>R4, R7, R1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75</text:p>
          </table:table-cell>
          <table:table-cell office:value-type="float" office:value="0.0008" calcext:value-type="float">
            <text:p>0.0008</text:p>
          </table:table-cell>
          <table:table-cell table:formula="of:=[.L19]*[.B19]" office:value-type="float" office:value="0.0024" calcext:value-type="float">
            <text:p>0.0024</text:p>
          </table:table-cell>
          <table:table-cell/>
          <table:table-cell office:value-type="float" office:value="794900" calcext:value-type="float">
            <text:p>794900</text:p>
          </table:table-cell>
          <table:table-cell office:value-type="string" calcext:value-type="string">
            <text:p><text:a xlink:href="https://lcsc.com/product-detail/Chip-Resistor-Surface-Mount_100KR-1003-1_C14675.html" xlink:type="simple">https://lcsc.com/product-detail/Chip-Resistor-Surface-Mount_100KR-1003-1_C14675.html</text:a></text:p>
          </table:table-cell>
        </table:table-row>
        <table:table-row table:style-name="ro2">
          <table:table-cell office:value-type="string" calcext:value-type="string">
            <text:p>R6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548</text:p>
          </table:table-cell>
          <table:table-cell office:value-type="float" office:value="0.0007" calcext:value-type="float">
            <text:p>0.0007</text:p>
          </table:table-cell>
          <table:table-cell table:formula="of:=[.L20]*[.B20]" office:value-type="float" office:value="0.0014" calcext:value-type="float">
            <text:p>0.0014</text:p>
          </table:table-cell>
          <table:table-cell/>
          <table:table-cell office:value-type="float" office:value="3113500" calcext:value-type="float">
            <text:p>3113500</text:p>
          </table:table-cell>
          <table:table-cell office:value-type="string" calcext:value-type="string">
            <text:p><text:a xlink:href="https://lcsc.com/product-detail/Chip-Resistor-Surface-Mount_1KR-1001-1_C22548.html" xlink:type="simple">https://lcsc.com/product-detail/Chip-Resistor-Surface-Mount_1KR-1001-1_C22548.html</text:a></text:p>
          </table:table-cell>
        </table:table-row>
        <table:table-row table:style-name="ro2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2401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40</text:p>
          </table:table-cell>
          <table:table-cell office:value-type="float" office:value="0.0009" calcext:value-type="float">
            <text:p>0.0009</text:p>
          </table:table-cell>
          <table:table-cell table:formula="of:=[.L21]*[.B21]" office:value-type="float" office:value="0.0009" calcext:value-type="float">
            <text:p>0.0009</text:p>
          </table:table-cell>
          <table:table-cell/>
          <table:table-cell office:value-type="float" office:value="232300" calcext:value-type="float">
            <text:p>232300</text:p>
          </table:table-cell>
          <table:table-cell office:value-type="string" calcext:value-type="string">
            <text:p><text:a xlink:href="https://lcsc.com/product-detail/Chip-Resistor-Surface-Mount_Uniroyal-Elec-0603WAF2401T5E_C22940.html" xlink:type="simple">https://lcsc.com/product-detail/Chip-Resistor-Surface-Mount_Uniroyal-Elec-0603WAF2401T5E_C22940.html</text:a></text:p>
          </table:table-cell>
        </table:table-row>
        <table:table-row table:style-name="ro2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7501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34</text:p>
          </table:table-cell>
          <table:table-cell office:value-type="float" office:value="0.0009" calcext:value-type="float">
            <text:p>0.0009</text:p>
          </table:table-cell>
          <table:table-cell table:formula="of:=[.L22]*[.B22]" office:value-type="float" office:value="0.0009" calcext:value-type="float">
            <text:p>0.0009</text:p>
          </table:table-cell>
          <table:table-cell/>
          <table:table-cell office:value-type="float" office:value="135100" calcext:value-type="float">
            <text:p>135100</text:p>
          </table:table-cell>
          <table:table-cell office:value-type="string" calcext:value-type="string">
            <text:p><text:a xlink:href="https://lcsc.com/product-detail/Chip-Resistor-Surface-Mount_Uniroyal-Elec-0603WAF7501T5E_C23234.html" xlink:type="simple">https://lcsc.com/product-detail/Chip-Resistor-Surface-Mount_Uniroyal-Elec-0603WAF7501T5E_C23234.html</text:a></text:p>
          </table:table-cell>
        </table:table-row>
        <table:table-row table:style-name="ro2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6X2101F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0516</text:p>
          </table:table-cell>
          <table:table-cell office:value-type="float" office:value="0.0041" calcext:value-type="float">
            <text:p>0.0041</text:p>
          </table:table-cell>
          <table:table-cell table:formula="of:=[.L23]*[.B23]" office:value-type="float" office:value="0.0041" calcext:value-type="float">
            <text:p>0.0041</text:p>
          </table:table-cell>
          <table:table-cell/>
          <table:table-cell office:value-type="float" office:value="41550" calcext:value-type="float">
            <text:p>41550</text:p>
          </table:table-cell>
          <table:table-cell office:value-type="string" calcext:value-type="string">
            <text:p><text:a xlink:href="https://lcsc.com/product-detail/Chip-Resistor-Surface-Mount_2-1KR-2101-1_C170516.html" xlink:type="simple">https://lcsc.com/product-detail/Chip-Resistor-Surface-Mount_2-1KR-2101-1_C170516.html</text:a></text:p>
          </table:table-cell>
        </table:table-row>
        <table:table-row table:style-name="ro2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603WAF1152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949</text:p>
          </table:table-cell>
          <table:table-cell office:value-type="float" office:value="0.0009" calcext:value-type="float">
            <text:p>0.0009</text:p>
          </table:table-cell>
          <table:table-cell table:formula="of:=[.L24]*[.B24]" office:value-type="float" office:value="0.0009" calcext:value-type="float">
            <text:p>0.0009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string" calcext:value-type="string">
            <text:p><text:a xlink:href="https://lcsc.com/product-detail/Chip-Resistor-Surface-Mount_Uniroyal-Elec-0603WAF1152T5E_C25949.html" xlink:type="simple">https://lcsc.com/product-detail/Chip-Resistor-Surface-Mount_Uniroyal-Elec-0603WAF1152T5E_C25949.html</text:a></text:p>
          </table:table-cell>
        </table:table-row>
        <table:table-row table:style-name="ro2">
          <table:table-cell office:value-type="string" calcext:value-type="string">
            <text:p>RN1, RN2, RN3, RN4, RN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, DIP pack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YC164-JR-074K7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27044</text:p>
          </table:table-cell>
          <table:table-cell office:value-type="float" office:value="0.0026" calcext:value-type="float">
            <text:p>0.0026</text:p>
          </table:table-cell>
          <table:table-cell table:formula="of:=[.L25]*[.B25]" office:value-type="float" office:value="0.013" calcext:value-type="float">
            <text:p>0.013</text:p>
          </table:table-cell>
          <table:table-cell/>
          <table:table-cell office:value-type="float" office:value="73850" calcext:value-type="float">
            <text:p>73850</text:p>
          </table:table-cell>
          <table:table-cell office:value-type="string" calcext:value-type="string">
            <text:p><text:span text:style-name="T1"><text:a xlink:href="https://lcsc.com/product-detail/Others_YAGEO-YC164-JR-074K7L_C327044.html" xlink:type="simple">https://lcsc.com/product-detail/Others_YAGEO-YC164-JR-074K7L_C327044.html</text:a></text:span></text:p>
          </table:table-cell>
        </table:table-row>
        <table:table-row table:style-name="ro2">
          <table:table-cell office:value-type="string" calcext:value-type="string">
            <text:p>RN5, RN6, RN8, RN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, DIP pack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4D03WGJ0102T5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197</text:p>
          </table:table-cell>
          <table:table-cell office:value-type="float" office:value="0.0034" calcext:value-type="float">
            <text:p>0.0034</text:p>
          </table:table-cell>
          <table:table-cell table:formula="of:=[.L26]*[.B26]" office:value-type="float" office:value="0.0136" calcext:value-type="float">
            <text:p>0.0136</text:p>
          </table:table-cell>
          <table:table-cell/>
          <table:table-cell office:value-type="float" office:value="208750" calcext:value-type="float">
            <text:p>208750</text:p>
          </table:table-cell>
          <table:table-cell office:value-type="string" calcext:value-type="string">
            <text:p><text:a xlink:href="https://lcsc.com/product-detail/Resistor-Networks-Arrays_Uniroyal-Elec-4D03WGJ0102T5E_C20197.html" xlink:type="simple">https://lcsc.com/product-detail/Resistor-Networks-Arrays_Uniroyal-Elec-4D03WGJ0102T5E_C20197.html</text:a></text:p>
          </table:table-cell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A9548APWR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Low voltage 8-channel I2C switch with reset, TSSOP-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0026</text:p>
          </table:table-cell>
          <table:table-cell office:value-type="float" office:value="0.4833" calcext:value-type="float">
            <text:p>0.4833</text:p>
          </table:table-cell>
          <table:table-cell table:formula="of:=[.L27]*[.B27]" office:value-type="float" office:value="0.4833" calcext:value-type="float">
            <text:p>0.4833</text:p>
          </table:table-cell>
          <table:table-cell/>
          <table:table-cell office:value-type="float" office:value="4215" calcext:value-type="float">
            <text:p>4215</text:p>
          </table:table-cell>
          <table:table-cell office:value-type="string" calcext:value-type="string">
            <text:p><text:a xlink:href="https://lcsc.com/product-detail/Logic-ICs_TI_TCA9548APWR_TCA9548APWR_C130026.html" xlink:type="simple">https://lcsc.com/product-detail/Logic-ICs_TI_TCA9548APWR_TCA9548APWR_C130026.html</text:a></text:p>
          </table:table-cell>
        </table:table-row>
        <table:table-row table:style-name="ro2">
          <table:table-cell office:value-type="string" calcext:value-type="string">
            <text:p>U3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4LVC1G17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Single Schmitt Buffer Gate, Low-Voltage CM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293</text:p>
          </table:table-cell>
          <table:table-cell office:value-type="float" office:value="0.03" calcext:value-type="float">
            <text:p>0.03</text:p>
          </table:table-cell>
          <table:table-cell table:formula="of:=[.L28]*[.B28]" office:value-type="float" office:value="0.06" calcext:value-type="float">
            <text:p>0.06</text:p>
          </table:table-cell>
          <table:table-cell/>
          <table:table-cell office:value-type="float" office:value="10570" calcext:value-type="float">
            <text:p>10570</text:p>
          </table:table-cell>
          <table:table-cell office:value-type="string" calcext:value-type="string">
            <text:p><text:a xlink:href="https://lcsc.com/product-detail/74-Series_NXP_74LVC1G17GW-125_74LVC1G17GW-125_C124293.html" xlink:type="simple">https://lcsc.com/product-detail/74-Series_NXP_74LVC1G17GW-125_74LVC1G17GW-125_C124293.html</text:a></text:p>
          </table:table-cell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A9555PWR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16-bit I/O expander, I2C and SMBus interface, interrupts, w/ pull-ups, TSSOP-24 pack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8392</text:p>
          </table:table-cell>
          <table:table-cell office:value-type="float" office:value="0.6106" calcext:value-type="float">
            <text:p>0.6106</text:p>
          </table:table-cell>
          <table:table-cell table:formula="of:=[.L29]*[.B29]" office:value-type="float" office:value="0.6106" calcext:value-type="float">
            <text:p>0.6106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string" calcext:value-type="string">
            <text:p><text:a xlink:href="https://lcsc.com/product-detail/I-O-Expansion_NXP_PCA9555PW-118_PCA9555PW-118_C128392.html" xlink:type="simple">https://lcsc.com/product-detail/I-O-Expansion_NXP_PCA9555PW-118_PCA9555PW-118_C128392.html</text:a></text:p>
          </table:table-cell>
        </table:table-row>
        <table:table-row table:style-name="ro2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W5026</text:p>
          </table:table-cell>
          <table:table-cell office:value-type="string" calcext:value-type="string">
            <text:p>LM2842X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600mA 42V Input Step-Down DC-DC Regulator, Adjustable Output Voltage, 550kHz, TSOT-23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ulWatt Tech</text:p>
          </table:table-cell>
          <table:table-cell office:value-type="string" calcext:value-type="string">
            <text:p><text:s/>JW502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5109</text:p>
          </table:table-cell>
          <table:table-cell office:value-type="float" office:value="0.19" calcext:value-type="float">
            <text:p>0.19</text:p>
          </table:table-cell>
          <table:table-cell table:formula="of:=[.L30]*[.B30]" office:value-type="float" office:value="0.38" calcext:value-type="float">
            <text:p>0.38</text:p>
          </table:table-cell>
          <table:table-cell/>
          <table:table-cell office:value-type="float" office:value="13010" calcext:value-type="float">
            <text:p>13010</text:p>
          </table:table-cell>
          <table:table-cell office:value-type="string" calcext:value-type="string">
            <text:p><text:a xlink:href="https://lcsc.com/product-detail/DC-DC-Converters_JW5026-40V1A_C185109.html" xlink:type="simple">https://lcsc.com/product-detail/DC-DC-Converters_JW5026-40V1A_C185109.html</text:a>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ot</text:p>
          </table:table-cell>
          <table:table-cell table:formula="of:=SUM([.M7:.M30])" office:value-type="float" office:value="2.6861" calcext:value-type="float">
            <text:p>2.686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other end connector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Ningbo Kangnex Elec</text:p>
          </table:table-cell>
          <table:table-cell office:value-type="string" calcext:value-type="string">
            <text:p>WJ15EDGK-3.81-5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804</text:p>
          </table:table-cell>
          <table:table-cell office:value-type="float" office:value="0.1788" calcext:value-type="float">
            <text:p>0.1788</text:p>
          </table:table-cell>
          <table:table-cell table:formula="of:=[.L33]*[.B33]" office:value-type="float" office:value="1.4304" calcext:value-type="float">
            <text:p>1.4304</text:p>
          </table:table-cell>
          <table:table-cell/>
          <table:table-cell office:value-type="float" office:value="10323" calcext:value-type="float">
            <text:p>10323</text:p>
          </table:table-cell>
          <table:table-cell office:value-type="string" calcext:value-type="string">
            <text:p><text:a xlink:href="https://lcsc.com/product-detail/Pluggable-System-Terminal-Block_Ningbo-Kangnex-Elec-WJ15EDGK-3-81-5P_C3804.html" xlink:type="simple">https://lcsc.com/product-detail/Pluggable-System-Terminal-Block_Ningbo-Kangnex-Elec-WJ15EDGK-3-81-5P_C3804.html</text:a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enzhen Cankeme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67</text:p>
          </table:table-cell>
          <table:table-cell office:value-type="float" office:value="0.0446" calcext:value-type="float">
            <text:p>0.0446</text:p>
          </table:table-cell>
          <table:table-cell table:formula="of:=[.L34]*[.B34]" office:value-type="float" office:value="0.0446" calcext:value-type="float">
            <text:p>0.044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<text:a xlink:href="https://lcsc.com/product-detail/Pin-Header-Female-Header_Shenzhen-Cankemeng-Headers-Pins-1-6P-2-54mm-Reverse-bending_C124367.html" xlink:type="simple">https://lcsc.com/product-detail/Pin-Header-Female-Header_Shenzhen-Cankemeng-Headers-Pins-1-6P-2-54mm-Reverse-bending_C124367.html</text:a></text:p>
          </table:table-cell>
        </table:table-row>
        <table:table-row table:style-name="ro1">
          <table:table-cell table:number-columns-repeated="12"/>
          <table:table-cell table:formula="of:=SUM([.M31:.M34])" office:value-type="float" office:value="4.1611" calcext:value-type="float">
            <text:p>4.16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8T22:32:08.461797086</dc:date>
    <meta:editing-duration>P14DT6H42M4S</meta:editing-duration>
    <meta:editing-cycles>2</meta:editing-cycles>
    <meta:generator>LibreOffice/6.0.7.3$Linux_X86_64 LibreOffice_project/00m0$Build-3</meta:generator>
    <meta:document-statistic meta:table-count="1" meta:cell-count="408" meta:object-count="0"/>
  </office:meta>
</office:document-meta>
</file>